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ew York Extra Large" svg:font-family="'New York Extra Large'" style:font-adornments="Regular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925in" table:align="margins"/>
    </style:style>
    <style:style style:name="Table1.A" style:family="table-column">
      <style:table-column-properties style:column-width="1.9625in" style:rel-column-width="32767*"/>
    </style:style>
    <style:style style:name="Table1.B" style:family="table-column">
      <style:table-column-properties style:column-width="1.9625in" style:rel-column-width="32768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Text_20_body">
      <style:text-properties officeooo:rsid="001ba6c2" officeooo:paragraph-rsid="001ba6c2"/>
    </style:style>
    <style:style style:name="P2" style:family="paragraph" style:parent-style-name="Standard">
      <style:text-properties officeooo:rsid="0019d336" officeooo:paragraph-rsid="001ba6c2"/>
    </style:style>
    <style:style style:name="P3" style:family="paragraph" style:parent-style-name="Text_20_body">
      <style:text-properties officeooo:rsid="0019d336" officeooo:paragraph-rsid="0019d336"/>
    </style:style>
    <style:style style:name="P4" style:family="paragraph" style:parent-style-name="Standard">
      <style:text-properties officeooo:paragraph-rsid="001ba6c2"/>
    </style:style>
    <style:style style:name="P5" style:family="paragraph" style:parent-style-name="List">
      <style:paragraph-properties fo:text-align="end" style:justify-single-word="false"/>
    </style:style>
    <style:style style:name="P6" style:family="paragraph" style:parent-style-name="Heading_20_1">
      <style:text-properties officeooo:rsid="001ba6c2" officeooo:paragraph-rsid="001ba6c2"/>
    </style:style>
    <style:style style:name="P7" style:family="paragraph" style:parent-style-name="Heading_20_1">
      <style:text-properties officeooo:rsid="0019d336" officeooo:paragraph-rsid="0019d336"/>
    </style:style>
    <style:style style:name="T1" style:family="text">
      <style:text-properties officeooo:rsid="0019d336"/>
    </style:style>
    <style:style style:name="T2" style:family="text">
      <style:text-properties fo:font-size="10pt"/>
    </style:style>
    <style:style style:name="T3" style:family="text">
      <style:text-properties officeooo:rsid="001ba6c2"/>
    </style:style>
    <style:style style:name="T4" style:family="text">
      <style:text-properties officeooo:rsid="002015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The Twelve(ish) days of Xmas</text:h>
      <text:p text:style-name="Text_20_body">Welcome! Christmas is for the gays. Jesus x Judas forever. This is ou<text:span text:style-name="T3">r</text:span> vibrant celebration of LGBTQ+ experiences. Thanks for reading stories, art, and perspectives. Spoofing on the famous carol, each contribution represents a different queer narrative. We hope our zine brings some rainbow pride to your mainstream holiday cheer.</text:p>
      <text:h text:style-name="Heading_20_1" text:outline-level="1">In This Zine!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List">One American Wedding</text:p>
          </table:table-cell>
          <table:table-cell table:style-name="Table1.A1" office:value-type="string">
            <text:p text:style-name="P5">@jay.the.red.headed </text:p>
          </table:table-cell>
        </table:table-row>
        <table:table-row>
          <table:table-cell table:style-name="Table1.A1" office:value-type="string">
            <text:p text:style-name="List">Two Dancing Drag Queens</text:p>
          </table:table-cell>
          <table:table-cell table:style-name="Table1.A1" office:value-type="string">
            <text:p text:style-name="P5">@gh0sty_shibe </text:p>
          </table:table-cell>
        </table:table-row>
        <table:table-row>
          <table:table-cell table:style-name="Table1.A1" office:value-type="string">
            <text:p text:style-name="List">Four Sexy Creepers</text:p>
          </table:table-cell>
          <table:table-cell table:style-name="Table1.A1" office:value-type="string">
            <text:p text:style-name="P5">@veronika.is.epik</text:p>
          </table:table-cell>
        </table:table-row>
        <table:table-row>
          <table:table-cell table:style-name="Table1.A1" office:value-type="string">
            <text:p text:style-name="List">Six Fluid Genders</text:p>
          </table:table-cell>
          <table:table-cell table:style-name="Table1.A1" office:value-type="string">
            <text:p text:style-name="P5">@AVDambeck</text:p>
          </table:table-cell>
        </table:table-row>
        <table:table-row>
          <table:table-cell table:style-name="Table1.A1" office:value-type="string">
            <text:p text:style-name="List">Twelve Random Outfits</text:p>
          </table:table-cell>
          <table:table-cell table:style-name="Table1.A1" office:value-type="string">
            <text:p text:style-name="P5">@AVDambeck</text:p>
          </table:table-cell>
        </table:table-row>
        <table:table-row>
          <table:table-cell table:style-name="Table1.A1" office:value-type="string">
            <text:p text:style-name="List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List">Front Cover</text:p>
          </table:table-cell>
          <table:table-cell table:style-name="Table1.A1" office:value-type="string">
            <text:p text:style-name="P5">@jay.the.red.headed </text:p>
          </table:table-cell>
        </table:table-row>
        <table:table-row>
          <table:table-cell table:style-name="Table1.A1" office:value-type="string">
            <text:p text:style-name="List">Back Cover</text:p>
          </table:table-cell>
          <table:table-cell table:style-name="Table1.A1" office:value-type="string">
            <text:p text:style-name="P5">@gh0sty_shibe </text:p>
          </table:table-cell>
        </table:table-row>
      </table:table>
      <text:h text:style-name="P7" text:outline-level="1">Zine Action G<text:span text:style-name="T4">r</text:span>oup!</text:h>
      <text:p text:style-name="P3">ZAG! is a student zine collective based near Rutgers University. We are dedicated to spreading as much independent media as possible. Every month we collaborate <text:span text:style-name="T3">on a big zine! </text:span></text:p>
      <text:p text:style-name="P3">This is ZAG!’s third monthly zine, for December 2023. Made in New Jersey. Published digitally and in small print runs on the university printers in early January 2024.</text:p>
      <text:p text:style-name="P1">Special thanks to our council members: </text:p>
      <text:p text:style-name="P2">Prez of Infinite Zine Vivianne <text:span text:style-name="T2">@AVDambeck</text:span></text:p>
      <text:p text:style-name="P4"><text:span text:style-name="T1">Secretary Ozzie </text:span><text:span text:style-name="T2">@gh0sty_shibe </text:span></text:p>
      <text:p text:style-name="P4">Treasurer Jay <text:span text:style-name="T2">@jay.the.red.headed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ew York Extra Large" svg:font-family="'New York Extra Large'" style:font-adornments="Regular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ew York Extra Large" fo:font-family="'New York Extra Large'" style:font-style-name="Regular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00%" style:page-number="auto"/>
      <style:text-properties style:font-name="Georgia" fo:font-family="Georgia" style:font-style-name="Regular" style:font-family-generic="roman" style:font-pitch="variable"/>
    </style:style>
    <style:style style:name="List" style:family="paragraph" style:parent-style-name="Text_20_body" style:class="list" style:master-page-name="">
      <style:paragraph-properties fo:margin-top="0in" fo:margin-bottom="0in" style:contextual-spacing="true" style:page-number="auto"/>
      <style:text-properties fo:font-size="11pt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Text_20_body" style:class="extra" style:master-page-name="">
      <style:paragraph-properties fo:margin-top="0in" fo:margin-bottom="0.1in" style:contextual-spacing="false" fo:orphans="0" fo:widows="0" style:page-number="auto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799in" style:contextual-spacing="false"/>
      <style:text-properties fo:font-size="16pt" fo:font-weight="600" style:font-size-asian="16pt" style:font-weight-asian="bold" style:font-size-complex="16pt" style:font-weight-complex="60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5:47:10.022210384</meta:creation-date>
    <dc:date>2024-01-14T18:39:06.194451981</dc:date>
    <meta:editing-duration>P2DT3H32M55S</meta:editing-duration>
    <meta:editing-cycles>6</meta:editing-cycles>
    <meta:generator>LibreOffice/7.5.9.2$Linux_X86_64 LibreOffice_project/50$Build-2</meta:generator>
    <meta:document-statistic meta:table-count="1" meta:image-count="0" meta:object-count="0" meta:page-count="1" meta:paragraph-count="24" meta:word-count="163" meta:character-count="1100" meta:non-whitespace-character-count="953"/>
  </office:meta>
</office:document-meta>
</file>